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0.2201in"/>
    </style:style>
    <style:style style:name="co9" style:family="table-column">
      <style:table-column-properties fo:break-before="auto" style:column-width="2.8311in"/>
    </style:style>
    <style:style style:name="co10" style:family="table-column">
      <style:table-column-properties fo:break-before="auto" style:column-width="2.0992in"/>
    </style:style>
    <style:style style:name="co11" style:family="table-column">
      <style:table-column-properties fo:break-before="auto" style:column-width="2.6673in"/>
    </style:style>
    <style:style style:name="co12" style:family="table-column">
      <style:table-column-properties fo:break-before="auto" style:column-width="2.5362in"/>
    </style:style>
    <style:style style:name="co13" style:family="table-column">
      <style:table-column-properties fo:break-before="auto" style:column-width="1.8043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1.7165in"/>
    </style:style>
    <style:style style:name="co16" style:family="table-column">
      <style:table-column-properties fo:break-before="auto" style:column-width="0.6028in"/>
    </style:style>
    <style:style style:name="co17" style:family="table-column">
      <style:table-column-properties fo:break-before="auto" style:column-width="0.9083in"/>
    </style:style>
    <style:style style:name="co18" style:family="table-column">
      <style:table-column-properties fo:break-before="auto" style:column-width="1.4874in"/>
    </style:style>
    <style:style style:name="co19" style:family="table-column">
      <style:table-column-properties fo:break-before="auto" style:column-width="0.55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lexic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nfinitive</text:p>
          </table:table-cell>
          <table:table-cell office:value-type="string">
            <text:p>1-sg-reg</text:p>
          </table:table-cell>
          <table:table-cell office:value-type="string">
            <text:p>2-sg-reg</text:p>
          </table:table-cell>
          <table:table-cell office:value-type="string">
            <text:p>3-sg-reg</text:p>
          </table:table-cell>
          <table:table-cell office:value-type="string">
            <text:p>1-pl-reg</text:p>
          </table:table-cell>
          <table:table-cell office:value-type="string">
            <text:p>2-pl-reg</text:p>
          </table:table-cell>
          <table:table-cell office:value-type="string">
            <text:p>3-pl-reg</text:p>
          </table:table-cell>
        </table:table-row>
        <table:table-row table:style-name="ro1">
          <table:table-cell office:value-type="string">
            <text:p>andar</text:p>
          </table:table-cell>
          <table:table-cell office:value-type="string">
            <text:p>and a:o e:ε</text:p>
          </table:table-cell>
          <table:table-cell office:value-type="string">
            <text:p>and a:a r:s</text:p>
          </table:table-cell>
          <table:table-cell office:value-type="string">
            <text:p>and a:a r:ε</text:p>
          </table:table-cell>
          <table:table-cell office:value-type="string">
            <text:p>and a:a r:m ε:o ε:s</text:p>
          </table:table-cell>
          <table:table-cell office:value-type="string">
            <text:p>and a:á r:i ε:s</text:p>
          </table:table-cell>
          <table:table-cell office:value-type="string">
            <text:p>and a:a r:n</text:p>
          </table:table-cell>
        </table:table-row>
        <table:table-row table:style-name="ro1">
          <table:table-cell office:value-type="string">
            <text:p>contestar</text:p>
          </table:table-cell>
          <table:table-cell office:value-type="string">
            <text:p>contest a:o r:ε </text:p>
          </table:table-cell>
          <table:table-cell office:value-type="string">
            <text:p>contesta r:s</text:p>
          </table:table-cell>
          <table:table-cell office:value-type="string">
            <text:p>contesta r:ε</text:p>
          </table:table-cell>
          <table:table-cell office:value-type="string">
            <text:p>contesta r:m ε:o ε:s</text:p>
          </table:table-cell>
          <table:table-cell office:value-type="string">
            <text:p>contest a:á r:i ε:s</text:p>
          </table:table-cell>
          <table:table-cell office:value-type="string">
            <text:p>contest a:a r:n</text:p>
          </table:table-cell>
        </table:table-row>
        <table:table-row table:style-name="ro1">
          <table:table-cell office:value-type="string">
            <text:p>beber</text:p>
          </table:table-cell>
          <table:table-cell office:value-type="string">
            <text:p>beb e:o r:ε</text:p>
          </table:table-cell>
          <table:table-cell office:value-type="string">
            <text:p>bebe r:s</text:p>
          </table:table-cell>
          <table:table-cell office:value-type="string">
            <text:p>bebe r:ε</text:p>
          </table:table-cell>
          <table:table-cell office:value-type="string">
            <text:p>bebe r:m ε:o ε:s</text:p>
          </table:table-cell>
          <table:table-cell office:value-type="string">
            <text:p>beb e:é r:i ε:s</text:p>
          </table:table-cell>
          <table:table-cell office:value-type="string">
            <text:p>beb e:e r:n</text:p>
          </table:table-cell>
        </table:table-row>
        <table:table-row table:style-name="ro1">
          <table:table-cell office:value-type="string">
            <text:p>correr</text:p>
          </table:table-cell>
          <table:table-cell office:value-type="string">
            <text:p>corr e:o r:ε</text:p>
          </table:table-cell>
          <table:table-cell office:value-type="string">
            <text:p>corre r:s</text:p>
          </table:table-cell>
          <table:table-cell office:value-type="string">
            <text:p>corre r:ε</text:p>
          </table:table-cell>
          <table:table-cell office:value-type="string">
            <text:p>corre r:m ε:o ε:s</text:p>
          </table:table-cell>
          <table:table-cell office:value-type="string">
            <text:p>corr e:é r:i ε:s</text:p>
          </table:table-cell>
          <table:table-cell office:value-type="string">
            <text:p>corr e:e r:n</text:p>
          </table:table-cell>
        </table:table-row>
        <table:table-row table:style-name="ro1">
          <table:table-cell office:value-type="string">
            <text:p>vivir</text:p>
          </table:table-cell>
          <table:table-cell office:value-type="string">
            <text:p>viv i:o r:ε</text:p>
          </table:table-cell>
          <table:table-cell office:value-type="string">
            <text:p>viv i:e r:s</text:p>
          </table:table-cell>
          <table:table-cell office:value-type="string">
            <text:p>viv i:e r:ε</text:p>
          </table:table-cell>
          <table:table-cell office:value-type="string">
            <text:p>vivi r:m ε:o ε:s</text:p>
          </table:table-cell>
          <table:table-cell office:value-type="string">
            <text:p>viv i:Í r:s</text:p>
          </table:table-cell>
          <table:table-cell office:value-type="string">
            <text:p>viv i:e r:n</text:p>
          </table:table-cell>
        </table:table-row>
        <table:table-row table:style-name="ro1">
          <table:table-cell office:value-type="string">
            <text:p>recibir</text:p>
          </table:table-cell>
          <table:table-cell office:value-type="string">
            <text:p>recib i:o r:ε</text:p>
          </table:table-cell>
          <table:table-cell office:value-type="string">
            <text:p>recib i:e r:s</text:p>
          </table:table-cell>
          <table:table-cell office:value-type="string">
            <text:p>recib i:e r:ε</text:p>
          </table:table-cell>
          <table:table-cell office:value-type="string">
            <text:p>recibi r:m ε:o ε:s</text:p>
          </table:table-cell>
          <table:table-cell office:value-type="string">
            <text:p>recib i:Í r:s</text:p>
          </table:table-cell>
          <table:table-cell office:value-type="string">
            <text:p>recib i:e r:n</text:p>
          </table:table-cell>
        </table:table-row>
        <table:table-row table:style-name="ro1">
          <table:table-cell office:value-type="string">
            <text:p>infinitive</text:p>
          </table:table-cell>
          <table:table-cell office:value-type="string">
            <text:p>1-sg-irreg</text:p>
          </table:table-cell>
          <table:table-cell office:value-type="string">
            <text:p>2-sg-irreg</text:p>
          </table:table-cell>
          <table:table-cell office:value-type="string">
            <text:p>3-sg-irreg</text:p>
          </table:table-cell>
          <table:table-cell office:value-type="string">
            <text:p>1-pl-irreg</text:p>
          </table:table-cell>
          <table:table-cell office:value-type="string">
            <text:p>2-pl-irreg</text:p>
          </table:table-cell>
          <table:table-cell office:value-type="string">
            <text:p>3-pl-irreg</text:p>
          </table:table-cell>
        </table:table-row>
        <table:table-row table:style-name="ro1">
          <table:table-cell office:value-type="string">
            <text:p>ser</text:p>
          </table:table-cell>
          <table:table-cell office:value-type="string">
            <text:p>s e:o r:y</text:p>
          </table:table-cell>
          <table:table-cell office:value-type="string">
            <text:p>s:e e:r r:e ε:s</text:p>
          </table:table-cell>
          <table:table-cell office:value-type="string">
            <text:p>s:e e:s r:ε</text:p>
          </table:table-cell>
          <table:table-cell office:value-type="string">
            <text:p>s e:o r:m ε:o ε:s</text:p>
          </table:table-cell>
          <table:table-cell office:value-type="string">
            <text:p>s e:o r:i ε:s</text:p>
          </table:table-cell>
          <table:table-cell office:value-type="string">
            <text:p>s e:o r:n</text:p>
          </table:table-cell>
        </table:table-row>
        <table:table-row table:style-name="ro1">
          <table:table-cell office:value-type="string">
            <text:p>haber</text:p>
          </table:table-cell>
          <table:table-cell office:value-type="string">
            <text:p>h a:e b:ε e:ε r:ε</text:p>
          </table:table-cell>
          <table:table-cell office:value-type="string">
            <text:p>ha b:s e:ε r:ε</text:p>
          </table:table-cell>
          <table:table-cell office:value-type="string">
            <text:p>ha b:ε e:ε r:ε</text:p>
          </table:table-cell>
          <table:table-cell office:value-type="string">
            <text:p>h a:e b:m e:o r:s</text:p>
          </table:table-cell>
          <table:table-cell office:value-type="string">
            <text:p>hab e:é r:i ε:s</text:p>
          </table:table-cell>
          <table:table-cell office:value-type="string">
            <text:p>ha b:n e:ε r:ε</text:p>
          </table:table-cell>
        </table:table-row>
      </table:table>
      <table:table table:name="latex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\textbf{infinitive}</text:p>
          </table:table-cell>
          <table:table-cell office:value-type="string">
            <text:p>&amp;</text:p>
          </table:table-cell>
          <table:table-cell office:value-type="string">
            <text:p>\textbf{1-sg-reg}</text:p>
          </table:table-cell>
          <table:table-cell office:value-type="string">
            <text:p>&amp;</text:p>
          </table:table-cell>
          <table:table-cell office:value-type="string">
            <text:p>\textbf{2-sg-reg}</text:p>
          </table:table-cell>
          <table:table-cell office:value-type="string">
            <text:p>&amp;</text:p>
          </table:table-cell>
          <table:table-cell office:value-type="string">
            <text:p>\textbf{3-sg-reg}</text:p>
          </table:table-cell>
          <table:table-cell office:value-type="string">
            <text:p>&amp;</text:p>
          </table:table-cell>
          <table:table-cell office:value-type="string">
            <text:p>\textbf{1-pl-reg}</text:p>
          </table:table-cell>
          <table:table-cell office:value-type="string">
            <text:p>&amp;</text:p>
          </table:table-cell>
          <table:table-cell office:value-type="string">
            <text:p>\textbf{2-pl-reg}</text:p>
          </table:table-cell>
          <table:table-cell office:value-type="string">
            <text:p>&amp;</text:p>
          </table:table-cell>
          <table:table-cell office:value-type="string">
            <text:p>\textbf{3-pl-reg}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dar</text:p>
          </table:table-cell>
          <table:table-cell office:value-type="string">
            <text:p>&amp;</text:p>
          </table:table-cell>
          <table:table-cell office:value-type="string">
            <text:p>and a:o e:$\epsilon$</text:p>
          </table:table-cell>
          <table:table-cell office:value-type="string">
            <text:p>&amp;</text:p>
          </table:table-cell>
          <table:table-cell office:value-type="string">
            <text:p>and a:a r:s</text:p>
          </table:table-cell>
          <table:table-cell office:value-type="string">
            <text:p>&amp;</text:p>
          </table:table-cell>
          <table:table-cell office:value-type="string">
            <text:p>and a:a r:$\epsilon$</text:p>
          </table:table-cell>
          <table:table-cell office:value-type="string">
            <text:p>&amp;</text:p>
          </table:table-cell>
          <table:table-cell office:value-type="string">
            <text:p>and a:a r:m $\epsilon$:o $\epsilon$:s</text:p>
          </table:table-cell>
          <table:table-cell office:value-type="string">
            <text:p>&amp;</text:p>
          </table:table-cell>
          <table:table-cell office:value-type="string">
            <text:p>and a:á r:i $\epsilon$:s</text:p>
          </table:table-cell>
          <table:table-cell office:value-type="string">
            <text:p>&amp;</text:p>
          </table:table-cell>
          <table:table-cell office:value-type="string">
            <text:p>and a:a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ntestar</text:p>
          </table:table-cell>
          <table:table-cell office:value-type="string">
            <text:p>&amp;</text:p>
          </table:table-cell>
          <table:table-cell office:value-type="string">
            <text:p>contest a:o r:$\epsilon$ </text:p>
          </table:table-cell>
          <table:table-cell office:value-type="string">
            <text:p>&amp;</text:p>
          </table:table-cell>
          <table:table-cell office:value-type="string">
            <text:p>contest a:a r:s</text:p>
          </table:table-cell>
          <table:table-cell office:value-type="string">
            <text:p>&amp;</text:p>
          </table:table-cell>
          <table:table-cell office:value-type="string">
            <text:p>contest a:a r:$\epsilon$</text:p>
          </table:table-cell>
          <table:table-cell office:value-type="string">
            <text:p>&amp;</text:p>
          </table:table-cell>
          <table:table-cell office:value-type="string">
            <text:p>contest a:a r:m $\epsilon$:o $\epsilon$:s</text:p>
          </table:table-cell>
          <table:table-cell office:value-type="string">
            <text:p>&amp;</text:p>
          </table:table-cell>
          <table:table-cell office:value-type="string">
            <text:p>contest a:á r:i $\epsilon$:s</text:p>
          </table:table-cell>
          <table:table-cell office:value-type="string">
            <text:p>&amp;</text:p>
          </table:table-cell>
          <table:table-cell office:value-type="string">
            <text:p>contest a:a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eber</text:p>
          </table:table-cell>
          <table:table-cell office:value-type="string">
            <text:p>&amp;</text:p>
          </table:table-cell>
          <table:table-cell office:value-type="string">
            <text:p>beb e:o r:$\epsilon$</text:p>
          </table:table-cell>
          <table:table-cell office:value-type="string">
            <text:p>&amp;</text:p>
          </table:table-cell>
          <table:table-cell office:value-type="string">
            <text:p>beb e:e r:s</text:p>
          </table:table-cell>
          <table:table-cell office:value-type="string">
            <text:p>&amp;</text:p>
          </table:table-cell>
          <table:table-cell office:value-type="string">
            <text:p>beb e:e r:$\epsilon$</text:p>
          </table:table-cell>
          <table:table-cell office:value-type="string">
            <text:p>&amp;</text:p>
          </table:table-cell>
          <table:table-cell office:value-type="string">
            <text:p>beb e:e r:m $\epsilon$:o $\epsilon$:s</text:p>
          </table:table-cell>
          <table:table-cell office:value-type="string">
            <text:p>&amp;</text:p>
          </table:table-cell>
          <table:table-cell office:value-type="string">
            <text:p>beb e:é r:i $\epsilon$:s</text:p>
          </table:table-cell>
          <table:table-cell office:value-type="string">
            <text:p>&amp;</text:p>
          </table:table-cell>
          <table:table-cell office:value-type="string">
            <text:p>beb e:e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rrer</text:p>
          </table:table-cell>
          <table:table-cell office:value-type="string">
            <text:p>&amp;</text:p>
          </table:table-cell>
          <table:table-cell office:value-type="string">
            <text:p>corr e:o r:$\epsilon$</text:p>
          </table:table-cell>
          <table:table-cell office:value-type="string">
            <text:p>&amp;</text:p>
          </table:table-cell>
          <table:table-cell office:value-type="string">
            <text:p>corr e:e r:s</text:p>
          </table:table-cell>
          <table:table-cell office:value-type="string">
            <text:p>&amp;</text:p>
          </table:table-cell>
          <table:table-cell office:value-type="string">
            <text:p>corr e:e r:$\epsilon$</text:p>
          </table:table-cell>
          <table:table-cell office:value-type="string">
            <text:p>&amp;</text:p>
          </table:table-cell>
          <table:table-cell office:value-type="string">
            <text:p>corr e:e r:m $\epsilon$:o $\epsilon$:s</text:p>
          </table:table-cell>
          <table:table-cell office:value-type="string">
            <text:p>&amp;</text:p>
          </table:table-cell>
          <table:table-cell office:value-type="string">
            <text:p>corr e:é r:i $\epsilon$:s</text:p>
          </table:table-cell>
          <table:table-cell office:value-type="string">
            <text:p>&amp;</text:p>
          </table:table-cell>
          <table:table-cell office:value-type="string">
            <text:p>corr e:e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ivir</text:p>
          </table:table-cell>
          <table:table-cell office:value-type="string">
            <text:p>&amp;</text:p>
          </table:table-cell>
          <table:table-cell office:value-type="string">
            <text:p>viv i:o r:$\epsilon$</text:p>
          </table:table-cell>
          <table:table-cell office:value-type="string">
            <text:p>&amp;</text:p>
          </table:table-cell>
          <table:table-cell office:value-type="string">
            <text:p>viv i:e r:s</text:p>
          </table:table-cell>
          <table:table-cell office:value-type="string">
            <text:p>&amp;</text:p>
          </table:table-cell>
          <table:table-cell office:value-type="string">
            <text:p>viv i:e r:$\epsilon$</text:p>
          </table:table-cell>
          <table:table-cell office:value-type="string">
            <text:p>&amp;</text:p>
          </table:table-cell>
          <table:table-cell office:value-type="string">
            <text:p>viv i:i r:m $\epsilon$:o $\epsilon$:s</text:p>
          </table:table-cell>
          <table:table-cell office:value-type="string">
            <text:p>&amp;</text:p>
          </table:table-cell>
          <table:table-cell office:value-type="string">
            <text:p>viv i:í r:s</text:p>
          </table:table-cell>
          <table:table-cell office:value-type="string">
            <text:p>&amp;</text:p>
          </table:table-cell>
          <table:table-cell office:value-type="string">
            <text:p>viv i:e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recibir</text:p>
          </table:table-cell>
          <table:table-cell office:value-type="string">
            <text:p>&amp;</text:p>
          </table:table-cell>
          <table:table-cell office:value-type="string">
            <text:p>recib i:o r:$\epsilon$</text:p>
          </table:table-cell>
          <table:table-cell office:value-type="string">
            <text:p>&amp;</text:p>
          </table:table-cell>
          <table:table-cell office:value-type="string">
            <text:p>recib i:e r:s</text:p>
          </table:table-cell>
          <table:table-cell office:value-type="string">
            <text:p>&amp;</text:p>
          </table:table-cell>
          <table:table-cell office:value-type="string">
            <text:p>recib i:e r:$\epsilon$</text:p>
          </table:table-cell>
          <table:table-cell office:value-type="string">
            <text:p>&amp;</text:p>
          </table:table-cell>
          <table:table-cell office:value-type="string">
            <text:p>recib i:i r:m $\epsilon$:o $\epsilon$:s</text:p>
          </table:table-cell>
          <table:table-cell office:value-type="string">
            <text:p>&amp;</text:p>
          </table:table-cell>
          <table:table-cell office:value-type="string">
            <text:p>recib i:í r:s</text:p>
          </table:table-cell>
          <table:table-cell office:value-type="string">
            <text:p>&amp;</text:p>
          </table:table-cell>
          <table:table-cell office:value-type="string">
            <text:p>recib i:e r:n</text:p>
          </table:table-cell>
          <table:table-cell office:value-type="string">
            <text:p>\\ </text:p>
          </table:table-cell>
        </table:table-row>
        <table:table-row table:style-name="ro1">
          <table:table-cell table:number-columns-repeated="14"/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textbf{infinitive}</text:p>
          </table:table-cell>
          <table:table-cell office:value-type="string">
            <text:p>&amp;</text:p>
          </table:table-cell>
          <table:table-cell office:value-type="string">
            <text:p>\textbf{1-sg-irreg}</text:p>
          </table:table-cell>
          <table:table-cell office:value-type="string">
            <text:p>&amp;</text:p>
          </table:table-cell>
          <table:table-cell office:value-type="string">
            <text:p>\textbf{2-sg-irreg}</text:p>
          </table:table-cell>
          <table:table-cell office:value-type="string">
            <text:p>&amp;</text:p>
          </table:table-cell>
          <table:table-cell office:value-type="string">
            <text:p>\textbf{3-sg-irreg}</text:p>
          </table:table-cell>
          <table:table-cell office:value-type="string">
            <text:p>&amp;</text:p>
          </table:table-cell>
          <table:table-cell office:value-type="string">
            <text:p>\textbf{1-pl-irreg}</text:p>
          </table:table-cell>
          <table:table-cell office:value-type="string">
            <text:p>&amp;</text:p>
          </table:table-cell>
          <table:table-cell office:value-type="string">
            <text:p>\textbf{2-pl-irreg}</text:p>
          </table:table-cell>
          <table:table-cell office:value-type="string">
            <text:p>&amp;</text:p>
          </table:table-cell>
          <table:table-cell office:value-type="string">
            <text:p>\textbf{3-pl-irreg}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er</text:p>
          </table:table-cell>
          <table:table-cell office:value-type="string">
            <text:p>&amp;</text:p>
          </table:table-cell>
          <table:table-cell office:value-type="string">
            <text:p>s e:o r:y</text:p>
          </table:table-cell>
          <table:table-cell office:value-type="string">
            <text:p>&amp;</text:p>
          </table:table-cell>
          <table:table-cell office:value-type="string">
            <text:p>s:e e:r r:e $\epsilon$:s</text:p>
          </table:table-cell>
          <table:table-cell office:value-type="string">
            <text:p>&amp;</text:p>
          </table:table-cell>
          <table:table-cell office:value-type="string">
            <text:p>s:e e:s r:$\epsilon$</text:p>
          </table:table-cell>
          <table:table-cell office:value-type="string">
            <text:p>&amp;</text:p>
          </table:table-cell>
          <table:table-cell office:value-type="string">
            <text:p>s e:o r:m $\epsilon$:o $\epsilon$:s</text:p>
          </table:table-cell>
          <table:table-cell office:value-type="string">
            <text:p>&amp;</text:p>
          </table:table-cell>
          <table:table-cell office:value-type="string">
            <text:p>s e:o r:i $\epsilon$:s</text:p>
          </table:table-cell>
          <table:table-cell office:value-type="string">
            <text:p>&amp;</text:p>
          </table:table-cell>
          <table:table-cell office:value-type="string">
            <text:p>s e:o r:n</text:p>
          </table:table-cell>
          <table:table-cell office:value-type="string">
            <text:p>\\ </text:p>
          </table:table-cell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aber</text:p>
          </table:table-cell>
          <table:table-cell office:value-type="string">
            <text:p>&amp;</text:p>
          </table:table-cell>
          <table:table-cell office:value-type="string">
            <text:p>h a:e b:$\epsilon$ e:$\epsilon$ r:$\epsilon$</text:p>
          </table:table-cell>
          <table:table-cell office:value-type="string">
            <text:p>&amp;</text:p>
          </table:table-cell>
          <table:table-cell office:value-type="string">
            <text:p>ha b:s e:$\epsilon$ r:$\epsilon$</text:p>
          </table:table-cell>
          <table:table-cell office:value-type="string">
            <text:p>&amp;</text:p>
          </table:table-cell>
          <table:table-cell office:value-type="string">
            <text:p>ha b:$\epsilon$ e:$\epsilon$ r:$\epsilon$</text:p>
          </table:table-cell>
          <table:table-cell office:value-type="string">
            <text:p>&amp;</text:p>
          </table:table-cell>
          <table:table-cell office:value-type="string">
            <text:p>h a:e b:m e:o r:s</text:p>
          </table:table-cell>
          <table:table-cell office:value-type="string">
            <text:p>&amp;</text:p>
          </table:table-cell>
          <table:table-cell office:value-type="string">
            <text:p>hab e:é r:i $\epsilon$:s</text:p>
          </table:table-cell>
          <table:table-cell office:value-type="string">
            <text:p>&amp;</text:p>
          </table:table-cell>
          <table:table-cell office:value-type="string">
            <text:p>ha b:n e:$\epsilon$ r:$\epsilon$</text:p>
          </table:table-cell>
          <table:table-cell office:value-type="string">
            <text:p>\\ </text:p>
          </table:table-cell>
        </table:table-row>
      </table:table>
      <table:table table:name="hyperparameters" table:style-name="ta1" table:print="false">
        <table:table-column table:style-name="co1" table:default-cell-style-name="Default"/>
        <table:table-column table:style-name="co15" table:default-cell-style-name="ce1"/>
        <table:table-column table:style-name="co8" table:default-cell-style-name="ce1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9" table:default-cell-style-name="Default"/>
        <table:table-row table:style-name="ro1">
          <table:table-cell/>
          <table:table-cell office:value-type="string">
            <text:p>hyperparameters</text:p>
          </table:table-cell>
          <table:table-cell/>
          <table:table-cell office:value-type="string">
            <text:p>SVM</text:p>
          </table:table-cell>
          <table:table-cell/>
          <table:table-cell office:value-type="string">
            <text:p>Naive Bayes</text:p>
          </table:table-cell>
          <table:table-cell/>
          <table:table-cell office:value-type="string">
            <text:p>Logistic Regressionm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$n$-grams </text:p>
          </table:table-cell>
          <table:table-cell table:style-name="Default" office:value-type="string">
            <text:p>&amp;</text:p>
          </table:table-cell>
          <table:table-cell table:style-name="ce1" office:value-type="string">
            <text:p>2-gram </text:p>
          </table:table-cell>
          <table:table-cell office:value-type="string">
            <text:p>&amp;</text:p>
          </table:table-cell>
          <table:table-cell office:value-type="string">
            <text:p>2-gram</text:p>
          </table:table-cell>
          <table:table-cell office:value-type="string">
            <text:p>&amp;</text:p>
          </table:table-cell>
          <table:table-cell table:style-name="ce1" office:value-type="string">
            <text:p>2-gram </text:p>
          </table:table-cell>
          <table:table-cell office:value-type="string">
            <text:p>\\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2" office:value-type="string">
            <text:p>stopwords </text:p>
          </table:table-cell>
          <table:table-cell table:style-name="Default" office:value-type="string">
            <text:p>&amp;</text:p>
          </table:table-cell>
          <table:table-cell table:style-name="ce1" office:value-type="string">
            <text:p>None</text:p>
          </table:table-cell>
          <table:table-cell office:value-type="string">
            <text:p>&amp;</text:p>
          </table:table-cell>
          <table:table-cell table:style-name="ce1" office:value-type="string">
            <text:p>None</text:p>
          </table:table-cell>
          <table:table-cell office:value-type="string">
            <text:p>&amp;</text:p>
          </table:table-cell>
          <table:table-cell table:style-name="ce1" office:value-type="string">
            <text:p>None</text:p>
          </table:table-cell>
          <table:table-cell office:value-type="string">
            <text:p>\\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2" office:value-type="string">
            <text:p>Min frequency threshold </text:p>
          </table:table-cell>
          <table:table-cell table:style-name="Default" office:value-type="string">
            <text:p>&amp;</text:p>
          </table:table-cell>
          <table:table-cell table:style-name="ce1" office:value-type="float" office:value="0">
            <text:p>0</text:p>
          </table:table-cell>
          <table:table-cell office:value-type="string">
            <text:p>&amp;</text:p>
          </table:table-cell>
          <table:table-cell table:style-name="ce1" office:value-type="float" office:value="0">
            <text:p>0</text:p>
          </table:table-cell>
          <table:table-cell office:value-type="string">
            <text:p>&amp;</text:p>
          </table:table-cell>
          <table:table-cell table:style-name="ce1" office:value-type="string">
            <text:p>None</text:p>
          </table:table-cell>
          <table:table-cell office:value-type="string">
            <text:p>\\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ce2" office:value-type="string">
            <text:p>Max frequency threshold </text:p>
          </table:table-cell>
          <table:table-cell table:style-name="Default" office:value-type="string">
            <text:p>&amp;</text:p>
          </table:table-cell>
          <table:table-cell table:style-name="ce1" office:value-type="float" office:value="0.4">
            <text:p>0.4</text:p>
          </table:table-cell>
          <table:table-cell office:value-type="string">
            <text:p>&amp;</text:p>
          </table:table-cell>
          <table:table-cell table:style-name="ce1" office:value-type="float" office:value="1">
            <text:p>1</text:p>
          </table:table-cell>
          <table:table-cell office:value-type="string">
            <text:p>&amp;</text:p>
          </table:table-cell>
          <table:table-cell table:style-name="ce1" office:value-type="string">
            <text:p>None</text:p>
          </table:table-cell>
          <table:table-cell office:value-type="string">
            <text:p>\\</text:p>
          </table:table-cell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/>
          <table:table-cell table:style-name="Default" office:value-type="string">
            <text:p>$C$</text:p>
          </table:table-cell>
          <table:table-cell table:style-name="Default" office:value-type="string">
            <text:p>&amp;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>
            <text:p>$\alpha$</text:p>
          </table:table-cell>
          <table:table-cell table:style-name="Default" office:value-type="string">
            <text:p>&amp;</text:p>
          </table:table-cell>
          <table:table-cell office:value-type="string">
            <text:p>na</text:p>
          </table:table-cell>
          <table:table-cell/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>
            <text:p>train accuracy </text:p>
          </table:table-cell>
          <table:table-cell table:style-name="Default" office:value-type="string">
            <text:p>&amp;</text:p>
          </table:table-cell>
          <table:table-cell table:style-name="ce1" office:value-type="float" office:value="0.766">
            <text:p>0.766</text:p>
          </table:table-cell>
          <table:table-cell office:value-type="string">
            <text:p>&amp;</text:p>
          </table:table-cell>
          <table:table-cell office:value-type="float" office:value="0.78">
            <text:p>0.78</text:p>
          </table:table-cell>
          <table:table-cell office:value-type="string">
            <text:p>&amp;</text:p>
          </table:table-cell>
          <table:table-cell office:value-type="float" office:value="0.727">
            <text:p>0.727</text:p>
          </table:table-cell>
          <table:table-cell office:value-type="string">
            <text:p>\\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test accuracy </text:p>
          </table:table-cell>
          <table:table-cell table:style-name="Default" office:value-type="string">
            <text:p>&amp;</text:p>
          </table:table-cell>
          <table:table-cell table:style-name="ce1" office:value-type="float" office:value="0.786">
            <text:p>0.786</text:p>
          </table:table-cell>
          <table:table-cell office:value-type="string">
            <text:p>&amp;</text:p>
          </table:table-cell>
          <table:table-cell office:value-type="float" office:value="0.787">
            <text:p>0.787</text:p>
          </table:table-cell>
          <table:table-cell office:value-type="string">
            <text:p>&amp;</text:p>
          </table:table-cell>
          <table:table-cell/>
          <table:table-cell office:value-type="string">
            <text:p>\\</text:p>
          </table:table-cell>
          <table:table-cell table:number-columns-repeated="5"/>
        </table:table-row>
        <table:table-row table:style-name="ro1" table:number-rows-repeated="1048566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9/23/2018</text:date>, <text:time>20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uymont</meta:initial-creator>
    <meta:creation-date>2018-09-20T19:51:11.48</meta:creation-date>
    <dc:date>2018-09-23T20:05:07.78</dc:date>
    <dc:creator>Jonathan Guymont</dc:creator>
    <meta:editing-duration>P1DT1M34S</meta:editing-duration>
    <meta:editing-cycles>6</meta:editing-cycles>
    <meta:generator>OpenOffice/4.1.5$Win32 OpenOffice.org_project/415m1$Build-9789</meta:generator>
    <meta:document-statistic meta:table-count="3" meta:cell-count="279" meta:object-count="0"/>
  </office:meta>
</office:document-meta>
</file>